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list-style-name="L1"/>
    <style:style style:name="T1" style:family="text">
      <style:text-properties fo:language="es" fo:country="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 text:c="18"/>Software engineering: missing in action</text:h>
      <text:p text:style-name="Text_20_body"/>
      <text:list xml:id="list559588748" text:style-name="L1">
        <text:list-item>
          <text:p text:style-name="P1">El autor de este articulo es David Lorge Parnas y su principal aporte a la disciplina fue el desarrollo del concepto de ocultamiento de información (<text:bookmark text:name="result_box"/><text:span text:style-name="T1">la capacidad de prevenir ciertos aspectos de una clase</text:span>) en la programación por módulos (importante en la programación con objetos).</text:p>
        </text:list-item>
        <text:list-item>
          <text:p text:style-name="P1">El autor cree que la Ingeniería de Software no es una verdadera disciplina de la Ingeniería, y busca profesionalizarla.</text:p>
        </text:list-item>
        <text:list-item>
          <text:p text:style-name="P1">El autor sustenta su visión argumentando que estaría bueno crear una disciplina con conocimiento básico de todos los campos de la ingeniería, que mejorara la transferencia de ideas y terminologías entre esos campos, debido a que cada área <text:s/>tiene sus propias terminologías y tecnologías y son mas notables las diferencias entre estas. También habla de que en las otras disciplinas de la ingeniería hablan de la matemática que se dará, en cambio en la ingeniería de software se habla de si se dará matemática o no, pero no se puede tener una ingeniería sin matemática, es parte de su teoría.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i </meta:initial-creator>
    <meta:creation-date>2012-09-02T13:27:06</meta:creation-date>
    <meta:generator>OpenOffice.org/3.2$Linux OpenOffice.org_project/320m12$Build-9483</meta:generator>
    <dc:date>2012-09-02T17:13:33</dc:date>
    <dc:creator>mari </dc:creator>
    <meta:editing-duration>PT03H46M28S</meta:editing-duration>
    <meta:editing-cycles>7</meta:editing-cycles>
    <meta:document-statistic meta:table-count="0" meta:image-count="0" meta:object-count="0" meta:page-count="1" meta:paragraph-count="4" meta:word-count="172" meta:character-count="1052"/>
  </office:meta>
</office:document-meta>
</file>